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6.13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/>
      <table:table table:name="Crazyflie contol boar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formula="of:=[.D2]*3" office:value-type="float" office:value="3" calcext:value-type="float">
            <text:p>3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G2]*[.F2]" office:value-type="currency" office:currency="USD" office:value="0.48" calcext:value-type="currency">
            <text:p>$0.48</text:p>
          </table:table-cell>
          <table:table-cell office:value-type="string" calcext:value-type="string">
            <text:p>https://www.digikey.nl/product-detail/nl/vishay-dale/CRCW0603100RFKEAHP/541-100SCT-ND/2222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9,U7</text:p>
          </table:table-cell>
          <table:table-cell office:value-type="string" calcext:value-type="string">
            <text:p>SOT23_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table:formula="of:=[.D3]*3" office:value-type="float" office:value="6" calcext:value-type="float">
            <text:p>6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G3]*[.F3]" office:value-type="currency" office:currency="USD" office:value="4.5" calcext:value-type="currency">
            <text:p>$4.50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5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table:formula="of:=[.D4]*3" office:value-type="float" office:value="3" calcext:value-type="float">
            <text:p>3</text:p>
          </table:table-cell>
          <table:table-cell office:value-type="currency" office:currency="USD" office:value="12.48" calcext:value-type="currency">
            <text:p>$12.48</text:p>
          </table:table-cell>
          <table:table-cell table:formula="of:=[.G4]*[.F4]" office:value-type="currency" office:currency="USD" office:value="37.44" calcext:value-type="currency">
            <text:p>$37.44</text:p>
          </table:table-cell>
          <table:table-cell office:value-type="string" calcext:value-type="string">
            <text:p>https://www.digikey.com/product-detail/en/te-connectivity-measurement-specialties/MS561101BA03-50/223-1622-1-ND/5277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4,C33,C20,C18,C41,C38,C36,C2,C3,C5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table:formula="of:=[.D5]*3" office:value-type="float" office:value="30" calcext:value-type="float">
            <text:p>3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5]*[.F5]" office:value-type="currency" office:currency="USD" office:value="2.7" calcext:value-type="currency">
            <text:p>$2.70</text:p>
          </table:table-cell>
          <table:table-cell office:value-type="string" calcext:value-type="string">
            <text:p>https://www.digikey.nl/product-detail/nl/samsung-electro-mechanics/CL10B104KB8NNNL/1276-CL10B104KB8NNNLCT-ND/10320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8,R22,R7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formula="of:=[.D6]*3" office:value-type="float" office:value="9" calcext:value-type="float">
            <text:p>9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G6]*[.F6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vishay-beyschlag/MCT06030C1001FP500/MCT0603-1.00K-CFCT-ND/2607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7,R36,R33,R25,R32,R1,R2,R3,R4,R27,R8,R9,R10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table:formula="of:=[.D7]*3" office:value-type="float" office:value="39" calcext:value-type="float">
            <text:p>39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7]*[.F7]" office:value-type="currency" office:currency="USD" office:value="12.09" calcext:value-type="currency">
            <text:p>$12.09</text:p>
          </table:table-cell>
          <table:table-cell office:value-type="string" calcext:value-type="string">
            <text:p>https://www.digikey.nl/product-detail/nl/panasonic-electronic-components/ERA-3AEB103V/P10KDBCT-ND/1466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6,Q5</text:p>
          </table:table-cell>
          <table:table-cell office:value-type="string" calcext:value-type="string">
            <text:p>SOT23G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table:formula="of:=[.D8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8]*[.F8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HEADER_127_1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table:formula="of:=[.D9]*3" office:value-type="float" office:value="3" calcext:value-type="float">
            <text:p>3</text:p>
          </table:table-cell>
          <table:table-cell/>
          <table:table-cell table:formula="of:=[.G9]*[.F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,P4,P1,P3</text:p>
          </table:table-cell>
          <table:table-cell office:value-type="string" calcext:value-type="string">
            <text:p>PINHEADER_127_2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2</text:p>
          </table:table-cell>
          <table:table-cell table:formula="of:=[.D10]*3" office:value-type="float" office:value="12" calcext:value-type="float">
            <text:p>12</text:p>
          </table:table-cell>
          <table:table-cell/>
          <table:table-cell table:formula="of:=[.G10]*[.F1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formula="of:=[.D11]*3" office:value-type="float" office:value="3" calcext:value-type="float">
            <text:p>3</text:p>
          </table:table-cell>
          <table:table-cell/>
          <table:table-cell table:formula="of:=[.G11]*[.F11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formula="of:=[.D12]*3" office:value-type="float" office:value="3" calcext:value-type="float">
            <text:p>3</text:p>
          </table:table-cell>
          <table:table-cell/>
          <table:table-cell table:formula="of:=[.G12]*[.F12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sod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table:formula="of:=[.D13]*3" office:value-type="float" office:value="12" calcext:value-type="float">
            <text:p>12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G13]*[.F13]" office:value-type="currency" office:currency="USD" office:value="4.08" calcext:value-type="currency">
            <text:p>$4.08</text:p>
          </table:table-cell>
          <table:table-cell office:value-type="string" calcext:value-type="string">
            <text:p>https://www.digikey.nl/product-detail/nl/infineon-technologies/BAT5403WE6327HTSA1/BAT5403WE6327HTSA1CT-ND/7667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formula="of:=[.D14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14]*[.F14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104V/P100KDBCT-ND/1466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formula="of:=[.D15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15]*[.F15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203V/P20KDBCT-ND/14660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9,R1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formula="of:=[.D16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6]*[.F16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yageo/RC0603JR-070RL/311-0.0GRCT-ND/729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formula="of:=[.D17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7]*[.F17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bourns-inc/CR0603-JW-331ELF/CR0603-JW-331ELFCT-ND/37676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formula="of:=[.D18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18]*[.F18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J220R/A130087CT-ND/85779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8,R1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table:formula="of:=[.D19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19]*[.F19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panasonic-electronic-components/ERA-3AEB303V/P30KDBCT-ND/14660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6,R2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table:formula="of:=[.D20]*3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20]*[.F20]" office:value-type="currency" office:currency="USD" office:value="0.6" calcext:value-type="currency">
            <text:p>$0.60</text:p>
          </table:table-cell>
          <table:table-cell office:value-type="string" calcext:value-type="string">
            <text:p>https://www.digikey.nl/product-detail/nl/panasonic-electronic-components/ERA-3AED122V/P123738CT-ND/9467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formula="of:=[.D21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1]*[.F21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150K/A129714CT-ND/8577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table:formula="of:=[.D22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2]*[.F22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vishay-dale/CRCW0603300KFKEA/541-300KHCT-ND/11800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table:formula="of:=[.D23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3]*[.F23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stackpole-electronics-inc/RMCF0603FT42K2/RMCF0603FT42K2CT-ND/1943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formula="of:=[.D24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4]*[.F24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te-connectivity-passive-product/CRGCQ0603J2K2/A130093CT-ND/8577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table:formula="of:=[.D25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5]*[.F25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39K/A129707CT-ND/85775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table:formula="of:=[.D26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6]*[.F26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panasonic-electronic-components/ERJ-3GEYJ100V/P10GCT-ND/628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0,C3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formula="of:=[.D27]*3" office:value-type="float" office:value="6" calcext:value-type="float">
            <text:p>6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G27]*[.F27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avx-corporation/06035C103KAZ2A/478-3532-1-ND/1024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4,C37,C34,C31,C30</text:p>
          </table:table-cell>
          <table:table-cell office:value-type="string" calcext:value-type="string">
            <text:p>SM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uF</text:p>
          </table:table-cell>
          <table:table-cell table:formula="of:=[.D28]*3" office:value-type="float" office:value="15" calcext:value-type="float">
            <text:p>15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28]*[.F28]" office:value-type="currency" office:currency="USD" office:value="1.35" calcext:value-type="currency">
            <text:p>$1.35</text:p>
          </table:table-cell>
          <table:table-cell office:value-type="string" calcext:value-type="string">
            <text:p>https://www.digikey.nl/product-detail/nl/samsung-electro-mechanics/CL10A475MQ8NNNC/1276-1907-1-ND/3889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formula="of:=[.D29]*3" office:value-type="float" office:value="3" calcext:value-type="float">
            <text:p>3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G29]*[.F29]" office:value-type="currency" office:currency="USD" office:value="0.39" calcext:value-type="currency">
            <text:p>$0.39</text:p>
          </table:table-cell>
          <table:table-cell office:value-type="string" calcext:value-type="string">
            <text:p>https://www.digikey.nl/product-detail/nl/samsung-electro-mechanics/CL10A106MQ8NNNC/1276-1119-1-ND/38892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35,C2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table:formula="of:=[.D30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30]*[.F30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avx-corporation/06035A150JAT2A/478-1165-1-ND/564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23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table:formula="of:=[.D31]*3" office:value-type="float" office:value="3" calcext:value-type="float">
            <text:p>3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G31]*[.F31]" office:value-type="currency" office:currency="USD" office:value="7.77" calcext:value-type="currency">
            <text:p>$7.77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4,Q3,Q2,Q1</text:p>
          </table:table-cell>
          <table:table-cell office:value-type="string" calcext:value-type="string">
            <text:p>SOT23G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V30UN2</text:p>
          </table:table-cell>
          <table:table-cell table:formula="of:=[.D32]*3" office:value-type="float" office:value="12" calcext:value-type="float">
            <text:p>12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G32]*[.F32]" office:value-type="currency" office:currency="USD" office:value="5.16" calcext:value-type="currency">
            <text:p>$5.16</text:p>
          </table:table-cell>
          <table:table-cell office:value-type="string" calcext:value-type="string">
            <text:p>https://www.digikey.nl/product-detail/nl/nexperia-usa-inc/PMV30UN2R/1727-2305-1-ND/53956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QFN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table:formula="of:=[.D33]*3" office:value-type="float" office:value="3" calcext:value-type="float">
            <text:p>3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G33]*[.F33]" office:value-type="currency" office:currency="USD" office:value="6.81" calcext:value-type="currency">
            <text:p>$6.81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table:formula="of:=[.D34]*3" office:value-type="float" office:value="3" calcext:value-type="float">
            <text:p>3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G34]*[.F34]" office:value-type="currency" office:currency="USD" office:value="1.08" calcext:value-type="currency">
            <text:p>$1.08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4-VF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X160</text:p>
          </table:table-cell>
          <table:table-cell table:formula="of:=[.D35]*3"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G35]*[.F35]" office:value-type="currency" office:currency="USD" office:value="24" calcext:value-type="currency">
            <text:p>$24.00</text:p>
          </table:table-cell>
          <table:table-cell office:value-type="string" calcext:value-type="string">
            <text:p>https://www.digikey.com/product-detail/en/bosch-sensortec/BMX160/828-1087-1-ND/96742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7,D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table:formula="of:=[.D36]*3" office:value-type="float" office:value="6" calcext:value-type="float">
            <text:p>6</text:p>
          </table:table-cell>
          <table:table-cell/>
          <table:table-cell table:formula="of:=[.G36]*[.F3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-B2B-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formula="of:=[.D37]*3" office:value-type="float" office:value="3" calcext:value-type="float">
            <text:p>3</text:p>
          </table:table-cell>
          <table:table-cell/>
          <table:table-cell table:formula="of:=[.G37]*[.F37]" office:value-type="currency" office:currency="USD" office:value="0" calcext:value-type="currency">
            <text:p>$0.00</text:p>
          </table:table-cell>
          <table:table-cell office:value-type="string" calcext:value-type="string">
            <text:p>https://www.digikey.nl/product-detail/nl/jst-sales-america-inc/B2B-ZR-LF-SN/455-1657-ND/9265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PST-NO-4x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ON/OFF</text:p>
          </table:table-cell>
          <table:table-cell table:formula="of:=[.D38]*3" office:value-type="float" office:value="6" calcext:value-type="float">
            <text:p>6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G38]*[.F38]" office:value-type="currency" office:currency="USD" office:value="5.34" calcext:value-type="currency">
            <text:p>$5.3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ZX62-B-5PA_11_C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table:formula="of:=[.D39]*3" office:value-type="float" office:value="3" calcext:value-type="float">
            <text:p>3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G39]*[.F39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nl/product-detail/nl/amphenol-icc-fci/10118192-0001LF/609-4613-1-ND/27853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9,R40,R41</text:p>
          </table:table-cell>
          <table:table-cell office:value-type="string" calcext:value-type="string">
            <text:p>SM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table:formula="of:=[.D40]*3" office:value-type="float" office:value="9" calcext:value-type="float">
            <text:p>9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40]*[.F40]" office:value-type="currency" office:currency="USD" office:value="0.81" calcext:value-type="currency">
            <text:p>$0.81</text:p>
          </table:table-cell>
          <table:table-cell office:value-type="string" calcext:value-type="string">
            <text:p>https://www.digikey.nl/product-detail/nl/bourns-inc/CR0402AJW-101GAS/CR0402AJW-101GASCT-ND/102401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formula="of:=[.D41]*3" office:value-type="float" office:value="3" calcext:value-type="float">
            <text:p>3</text:p>
          </table:table-cell>
          <table:table-cell office:value-type="currency" office:currency="USD" office:value="3.8" calcext:value-type="currency">
            <text:p>$3.80</text:p>
          </table:table-cell>
          <table:table-cell table:formula="of:=[.G41]*[.F41]" office:value-type="currency" office:currency="USD" office:value="11.4" calcext:value-type="currency">
            <text:p>$11.40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QFN-24-1EP_4x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table:formula="of:=[.D42]*3" office:value-type="float" office:value="3" calcext:value-type="float">
            <text:p>3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G42]*[.F42]" office:value-type="currency" office:currency="USD" office:value="4.05" calcext:value-type="currency">
            <text:p>$4.0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formula="of:=[.D43]*3" office:value-type="float" office:value="3" calcext:value-type="float">
            <text:p>3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G43]*[.F43]" office:value-type="currency" office:currency="USD" office:value="0.69" calcext:value-type="currency">
            <text:p>$0.69</text:p>
          </table:table-cell>
          <table:table-cell office:value-type="string" calcext:value-type="string">
            <text:p>https://www.digikey.nl/product-detail/nl/murata-electronics/GRM188R60J226MEA0D/490-7611-1-ND/4280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7,Q8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8050-G</text:p>
          </table:table-cell>
          <table:table-cell table:formula="of:=[.D44]*3" office:value-type="float" office:value="6" calcext:value-type="float">
            <text:p>6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G44]*[.F44]" office:value-type="currency" office:currency="USD" office:value="1.38" calcext:value-type="currency">
            <text:p>$1.38</text:p>
          </table:table-cell>
          <table:table-cell office:value-type="string" calcext:value-type="string">
            <text:p>https://www.digikey.com/product-detail/en/comchip-technology/SS8050-G/641-1790-1-ND/6138954</text:p>
          </table:table-cell>
        </table:table-row>
        <table:table-row table:style-name="ro1">
          <table:table-cell table:number-columns-repeated="3"/>
          <table:table-cell table:formula="of:=SUM([.D2:.D44])" office:value-type="float" office:value="92" calcext:value-type="float">
            <text:p>92</text:p>
          </table:table-cell>
          <table:table-cell table:number-columns-repeated="2"/>
          <table:table-cell table:style-name="Default"/>
          <table:table-cell table:formula="of:=SUM([.H2:.H44])" office:value-type="currency" office:currency="USD" office:value="145.2" calcext:value-type="currency">
            <text:p>$145.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00/00/00</text:date>, <text:time style:data-style-name="N2" text:time-value="20:36:00.601702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20:36:58.616957703</dc:date>
    <meta:editing-duration>PT1H43M50S</meta:editing-duration>
    <meta:editing-cycles>25</meta:editing-cycles>
    <meta:generator>LibreOffice/6.1.5.2$Linux_X86_64 LibreOffice_project/10$Build-2</meta:generator>
    <meta:document-statistic meta:table-count="1" meta:cell-count="387" meta:object-count="0"/>
  </office:meta>
</office:document-meta>
</file>